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justify" style:justify-single-word="false"/>
    </style:style>
    <style:style style:name="P3"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4"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9"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10"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11"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12" style:family="paragraph" style:parent-style-name="Standard">
      <style:paragraph-properties fo:margin-top="0.1665in" fo:margin-bottom="0in" loext:contextual-spacing="false" fo:line-height="100%"/>
    </style:style>
    <style:style style:name="P13"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14" style:family="paragraph" style:parent-style-name="Heading_20_2">
      <style:paragraph-properties fo:margin-top="0.25in" fo:margin-bottom="0.0555in" loext:contextual-spacing="false" fo:line-height="100%" fo:keep-together="auto" fo:keep-with-next="auto"/>
    </style:style>
    <style:style style:name="P15" style:family="paragraph" style:parent-style-name="Heading_20_2">
      <style:paragraph-properties fo:margin-top="0.25in" fo:margin-bottom="0.0555in" loext:contextual-spacing="false" fo:line-height="100%" fo:text-align="justify" style:justify-single-word="false" fo:keep-together="auto" fo:keep-with-next="auto"/>
    </style:style>
    <style:style style:name="T1" style:family="text">
      <style:text-properties fo:font-size="23pt" style:font-size-asian="23pt" style:font-size-complex="23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fo:font-weight="bold" style:font-weight-asian="bold"/>
    </style:style>
    <style:style style:name="T4" style:family="text">
      <style:text-properties fo:color="#1155cc" fo:font-size="17pt" style:text-underline-style="solid" style:text-underline-width="auto" style:text-underline-color="font-color" style:font-size-asian="17pt" style:font-size-complex="17pt"/>
    </style:style>
    <style:style style:name="T5" style:family="text">
      <style:text-properties fo:font-size="17pt" style:font-size-asian="17pt" style:font-size-complex="1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safbi1h3ba1m"/><text:span text:style-name="T1">Moisture Analyzers: What They Are and How to Choose Between Halogen and Infrared</text:span></text:p>
      <text:p text:style-name="P2">If you work with things like food, grains, powders, or chemicals, you’ve probably heard someone talk about <text:span text:style-name="T2">moisture content</text:span>. It’s a big deal—too much moisture can mess with quality, shelf life, and even safety. That’s why many industries use <text:a xlink:type="simple" xlink:href="https://ashlyninstruments.com/product-category/mb/" text:style-name="ListLabel_20_28" text:visited-style-name="ListLabel_20_28"><text:span text:style-name="T3">moisture analyzers</text:span></text:a> to keep things in check.</text:p>
      <text:p text:style-name="P2">But here’s where it gets tricky: there are different kinds of moisture analyzers. The two most common are <text:span text:style-name="T2">halogen</text:span> and <text:span text:style-name="T2">infrared</text:span> types. So, which one do you actually need? Let’s keep it simple.</text:p>
      <text:p text:style-name="P14"><text:bookmark text:name="_96c95v5mn4g8"/><text:span text:style-name="T5">What’s a </text:span><text:a xlink:type="simple" xlink:href="https://ashlyninstruments.com/product-category/mb/" text:style-name="ListLabel_20_29" text:visited-style-name="ListLabel_20_29"><text:span text:style-name="T4">Moisture Analyzer</text:span></text:a><text:span text:style-name="T5">, Anyway?</text:span></text:p>
      <text:p text:style-name="P2">At its core, a <text:a xlink:type="simple" xlink:href="https://ashlyninstruments.com/product-category/mb/" text:style-name="ListLabel_20_28" text:visited-style-name="ListLabel_20_28"><text:span text:style-name="T3">moisture analyzer</text:span></text:a> is a device that tells you how much water (or moisture) is inside a material. It does this by weighing the sample, heating it up to dry it out, and then weighing it again. The difference shows how much moisture was there to begin with.</text:p>
      <text:p text:style-name="P2">It sounds basic, but knowing the exact moisture level can make a huge difference in industries like:</text:p>
      <text:list xml:id="list1202453652" text:style-name="WWNum2">
        <text:list-item>
          <text:p text:style-name="P3">Food production (no one likes soggy snacks!)</text:p>
        </text:list-item>
        <text:list-item>
          <text:p text:style-name="P6">Pharma (pills need to stay stable)</text:p>
        </text:list-item>
        <text:list-item>
          <text:p text:style-name="P9">Agriculture (grains need to stay dry for storage)</text:p>
        </text:list-item>
      </text:list>
      <text:p text:style-name="P12"><text:s/></text:p>
      <text:p text:style-name="P14"><text:bookmark text:name="_lu2bi1tgcgtj"/><text:a xlink:type="simple" xlink:href="https://ashlyninstruments.com/product/mb-25-moisture-analyzer/" text:style-name="ListLabel_20_29" text:visited-style-name="ListLabel_20_29"><text:span text:style-name="T4">Halogen Moisture Analyzers</text:span></text:a><text:span text:style-name="T5">: Fast and User-Friendly</text:span></text:p>
      <text:p text:style-name="P2"><text:a xlink:type="simple" xlink:href="https://ashlyninstruments.com/product/mb-25-moisture-analyzer/" text:style-name="ListLabel_20_28" text:visited-style-name="ListLabel_20_28"><text:span text:style-name="T3">Halogen moisture analyzers</text:span></text:a> use a halogen lamp to heat up the sample. They’re super quick and often used when time is tight and results need to be consistent. They’re easy to operate and tend to be more affordable.</text:p>
      <text:p text:style-name="P2"><text:span text:style-name="T2">Why people like them:</text:span></text:p>
      <text:list xml:id="list704829775" text:style-name="WWNum1">
        <text:list-item>
          <text:p text:style-name="P4">Fast drying</text:p>
        </text:list-item>
        <text:list-item>
          <text:p text:style-name="P7">Easy to use</text:p>
        </text:list-item>
        <text:list-item>
          <text:p text:style-name="P10">Great for routine testing</text:p>
        </text:list-item>
      </text:list>
      <text:p text:style-name="P2">If you’re testing lots of similar samples and need quick results, a halogen unit is usually the way to go.</text:p>
      <text:p text:style-name="P1"><text:s/></text:p>
      <text:p text:style-name="P14"><text:bookmark text:name="_be8fq54kmjoy"/><text:a xlink:type="simple" xlink:href="https://ashlyninstruments.com/product/mb-23-moisture-analyzer/" text:style-name="ListLabel_20_29" text:visited-style-name="ListLabel_20_29"><text:span text:style-name="T4">Infrared Moisture Analyzers</text:span></text:a><text:span text:style-name="T5">: For Tougher Jobs</text:span></text:p>
      <text:p text:style-name="P2"><text:a xlink:type="simple" xlink:href="https://ashlyninstruments.com/product/mb-23-moisture-analyzer/" text:style-name="ListLabel_20_28" text:visited-style-name="ListLabel_20_28"><text:span text:style-name="T3">Infrared analyzers</text:span></text:a> work a bit differently. Instead of just heating the surface, infrared radiation goes deeper into the sample. This makes them better for larger, denser, or more complex materials.</text:p>
      <text:p text:style-name="P2"><text:span text:style-name="T2">Why people choose infrared:</text:span></text:p>
      <text:list xml:id="list1014411041" text:style-name="WWNum3">
        <text:list-item>
          <text:p text:style-name="P5">Can handle tricky samples</text:p>
        </text:list-item>
        <text:list-item>
          <text:p text:style-name="P8">Good for stuff like grains, soils, and powders</text:p>
        </text:list-item>
        <text:list-item>
          <text:p text:style-name="P11">More versatile overall</text:p>
        </text:list-item>
      </text:list>
      <text:p text:style-name="P2">If you’re working with different types of materials, or you need to test samples that aren’t uniform, infrared might be a better fit.</text:p>
      <text:p text:style-name="P14"><text:bookmark text:name="_hhqoe9oox548"/><text:soft-page-break/><text:span text:style-name="T5">So, Which One Should You Get?</text:span></text:p>
      <text:p text:style-name="P2">If your work involves lots of quick testing on the same kinds of samples, go for a <text:a xlink:type="simple" xlink:href="https://ashlyninstruments.com/product/mb-25-moisture-analyzer/" text:style-name="ListLabel_20_28" text:visited-style-name="ListLabel_20_28"><text:span text:style-name="T3">halogen analyzer</text:span></text:a>. It’s fast, reliable, and gets the job done. But if you need something more flexible that can deal with different sample types, <text:span text:style-name="T2">infrared</text:span> is the better pick.</text:p>
      <text:p text:style-name="P15"><text:bookmark text:name="_2sh5qi2ypuqr"/><text:span text:style-name="T5">Final Word</text:span></text:p>
      <text:p text:style-name="P2">Moisture analyzers might not be the flashiest tools in the lab, but they’re some of the most important. Whether you choose halogen or infrared really depends on what you’re testing and how fast you need answers.</text:p>
      <text:p text:style-name="P1"><text:s/></text:p>
      <text:p text:style-name="P1">.</text:p>
      <text:p text:style-name="P1"><text:s/></text:p>
      <text:p text:style-name="P1"><text:s/></text:p>
      <text:p text:style-name="P1"><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ize="17pt" style:text-underline-style="solid" style:text-underline-width="auto" style:text-underline-color="font-color" style:font-size-asian="17pt" style:font-size-complex="17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4" meta:word-count="442" meta:character-count="2540" meta:non-whitespace-character-count="2130"/>
    <meta:generator>LibreOfficeDev/6.0.5.2$Linux_X86_64 LibreOffice_project/</meta:generator>
  </office:meta>
</office:document-meta>
</file>